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ad37" officeooo:paragraph-rsid="0014ad37"/>
    </style:style>
    <style:style style:name="P2" style:family="paragraph" style:parent-style-name="Standard">
      <style:text-properties officeooo:rsid="0014b03a" officeooo:paragraph-rsid="0014b03a"/>
    </style:style>
    <style:style style:name="P3" style:family="paragraph" style:parent-style-name="Standard">
      <style:text-properties officeooo:rsid="0015e4da" officeooo:paragraph-rsid="0015e4da"/>
    </style:style>
    <style:style style:name="P4" style:family="paragraph" style:parent-style-name="Standard" style:list-style-name="L2">
      <style:text-properties officeooo:rsid="0014b03a" officeooo:paragraph-rsid="0014b03a"/>
    </style:style>
    <style:style style:name="P5" style:family="paragraph" style:parent-style-name="Standard" style:list-style-name="L3">
      <style:text-properties officeooo:rsid="0015e4da" officeooo:paragraph-rsid="0015e4da"/>
    </style:style>
    <style:style style:name="P6" style:family="paragraph" style:parent-style-name="Standard">
      <style:text-properties officeooo:rsid="0019e762" officeooo:paragraph-rsid="0019e762"/>
    </style:style>
    <style:style style:name="P7" style:family="paragraph" style:parent-style-name="Standard">
      <style:text-properties officeooo:rsid="001b1a4f" officeooo:paragraph-rsid="001b1a4f"/>
    </style:style>
    <style:style style:name="P8" style:family="paragraph" style:parent-style-name="Standard" style:list-style-name="L4">
      <style:text-properties officeooo:rsid="001b1a4f" officeooo:paragraph-rsid="001b1a4f"/>
    </style:style>
    <style:style style:name="P9" style:family="paragraph" style:parent-style-name="Standard">
      <style:text-properties officeooo:rsid="001bc31b" officeooo:paragraph-rsid="001bc31b"/>
    </style:style>
    <style:style style:name="P10" style:family="paragraph" style:parent-style-name="Standard" style:list-style-name="L4">
      <style:text-properties officeooo:rsid="001bc31b" officeooo:paragraph-rsid="001bc3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tlas de conocimiento.</text:p>
      <text:p text:style-name="P6"/>
      <text:p text:style-name="P6">Objetivo: </text:p>
      <text:p text:style-name="P6"/>
      <text:p text:style-name="P6">Crear una herramienta que facilite el estudio y aprendizaje de conceptos y y habilidades.</text:p>
      <text:p text:style-name="P6"/>
      <text:p text:style-name="P7">Objetivos específicos.</text:p>
      <text:p text:style-name="P7"/>
      <text:list xml:id="list2689387729" text:style-name="L4">
        <text:list-item>
          <text:p text:style-name="P8">Hacer posible que un estudiante acceda de forma granular a los conceptos que necesita.</text:p>
        </text:list-item>
        <text:list-item>
          <text:p text:style-name="P8">Hacer posible que un estudiante se relacione con un concepto de distintos modos, según su estado mental.</text:p>
        </text:list-item>
        <text:list-item>
          <text:p text:style-name="P10">Hacer posible que los conceptos se conecten de forma natural. Contrario al modo excluyente en que se agrupan convencionalmente los temas por materias.</text:p>
        </text:list-item>
      </text:list>
      <text:p text:style-name="P7"/>
      <text:p text:style-name="P9">Nodos de conocimiento. Un nodo de conocimiento ofrece contenido acerca de un concepto o tema. Los nodos de conocimiento deben ser una mínima expresión de conocimiento. Distintos nodos de conocimiento pueden tratar el mismo tema en distintos niveles de profundidad que requieren distintos conceptos previos.</text:p>
      <text:p text:style-name="P7"/>
      <text:p text:style-name="P9">Modos de aprendizaje:</text:p>
      <text:p text:style-name="P9"/>
      <text:p text:style-name="P6"/>
      <text:p text:style-name="P1"/>
      <text:p text:style-name="P2">Modos de uso del atlas del conocimiento:</text:p>
      <text:list xml:id="list1778280903" text:style-name="L2">
        <text:list-item>
          <text:p text:style-name="P4">Libre. Todos los nodos son visibles. Todas las conexiones son visibles. Se puede recorrer el atlas libremente</text:p>
        </text:list-item>
        <text:list-item>
          <text:p text:style-name="P4">Por nodo objetivo. Ejemplo: Si yo quiero ser astronauta, quiero que el atlas resalte todos los conocimientos que me llevan al nodo de astronauta.</text:p>
          <text:list>
            <text:list-item>
              <text:p text:style-name="P4">Se deben opacar los nodos no relevantes para esta persona.</text:p>
            </text:list-item>
          </text:list>
        </text:list-item>
      </text:list>
      <text:p text:style-name="P2"/>
      <text:p text:style-name="P3">Tipos de relaciones entre nodos de conocimiento:</text:p>
      <text:list xml:id="list2826131068" text:style-name="L3">
        <text:list-item>
          <text:p text:style-name="P5">Continuacion. Un conocimiento permite pasar a otro. Ejemplo: Plano cartesiano permite continuar con números complejos.</text:p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30T11:39:23.279377882</meta:creation-date>
    <dc:date>2021-01-12T17:23:52.581174606</dc:date>
    <meta:editing-duration>PT2H20M3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10" meta:character-count="1336" meta:non-whitespace-character-count="1148"/>
  </office:meta>
</office:document-meta>
</file>